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path draw:style-name="gr1" draw:layer="layout" svg:width="27.713cm" svg:height="1.924cm" svg:x="0cm" svg:y="0cm" svg:viewBox="0 0 27714 1925" svg:d="m0 963c3464 3335 3464-3335 6928 0s3464-3335 6929 0 3464-3335 6928 0 3464-3335 6929 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Wave</dc:title>
    <meta:creation-date>2011-02-07T16:49:49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